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100000037D6FCE8DD9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662cm" fo:min-width="18.826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48cm" fo:min-width="18.822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66cc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8cm" fo:min-width="1.8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74cm" fo:min-width="6.853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98cm" fo:min-width="6.819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8cm" fo:min-width="1.861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035cm" fo:min-width="3.52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21cm" fo:min-width="3.4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14" style:family="graphic" style:parent-style-name="standard">
      <style:graphic-properties draw:fill="gradient" draw:fill-gradient-name="Mac_20_Button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9cm" fo:min-width="0cm"/>
    </style:style>
    <style:style style:name="gr16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fill="gradient" draw:fill-color="#ffffff" draw:fill-gradient-name="Mac_20_Button" draw:textarea-horizontal-align="justify" draw:textarea-vertical-align="middle" draw:auto-grow-height="false" fo:min-height="0.163cm" fo:min-width="1.607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71cm" fo:min-width="4.1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5cm" fo:min-width="0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29cm" fo:min-width="7.016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2cm" fo:min-width="6.96cm"/>
    </style:style>
    <style:style style:name="gr22" style:family="graphic" style:parent-style-name="standard">
      <style:graphic-properties svg:stroke-color="#000000" draw:fill="gradient" draw:fill-color="#ffffff" draw:fill-gradient-name="Mac_20_Button" draw:textarea-horizontal-align="justify" draw:textarea-vertical-align="middle" draw:auto-grow-height="false" fo:min-height="0.235cm" fo:min-width="2.1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</style:style>
    <style:style style:name="gr2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35cm" fo:min-width="2.165cm"/>
    </style:style>
    <style:style style:name="gr25" style:family="graphic" style:parent-style-name="standard">
      <style:graphic-properties draw:stroke="solid" svg:stroke-color="#000000" draw:fill="none" draw:fill-color="#ffffff" fo:min-height="2.798cm"/>
    </style:style>
    <style:style style:name="gr26" style:family="graphic" style:parent-style-name="standard">
      <style:graphic-properties draw:stroke="solid" svg:stroke-color="#000000" draw:fill="none" draw:fill-color="#ffffff" fo:min-height="1.192cm"/>
    </style:style>
    <style:style style:name="gr27" style:family="graphic" style:parent-style-name="standard">
      <style:graphic-properties draw:stroke="solid" svg:stroke-color="#000000" draw:fill="none" draw:fill-color="#ffffff" fo:min-height="0.941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04cm" fo:min-width="6.97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cm" fo:min-width="6.917cm"/>
    </style:style>
    <style:style style:name="gr30" style:family="graphic" style:parent-style-name="standard">
      <style:graphic-properties svg:stroke-color="#000000" draw:fill="gradient" draw:fill-color="#ffffff" draw:fill-gradient-name="Mac_20_Button" draw:textarea-horizontal-align="justify" draw:textarea-vertical-align="middle" draw:auto-grow-height="false" fo:min-height="0.233cm" fo:min-width="2.14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cm" fo:min-width="0cm"/>
    </style:style>
    <style:style style:name="gr3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33cm" fo:min-width="2.149cm"/>
    </style:style>
    <style:style style:name="gr33" style:family="graphic" style:parent-style-name="standard">
      <style:graphic-properties draw:stroke="solid" svg:stroke-color="#000000" draw:fill="none" draw:fill-color="#ffffff" fo:min-height="2.67cm"/>
    </style:style>
    <style:style style:name="gr3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163cm" fo:min-width="1.607cm"/>
    </style:style>
    <style:style style:name="co1" style:family="table-column">
      <style:table-column-properties style:column-width="1.618cm" style:use-optimal-column-width="false"/>
    </style:style>
    <style:style style:name="co2" style:family="table-column">
      <style:table-column-properties style:column-width="3.803cm" style:use-optimal-column-width="false"/>
    </style:style>
    <style:style style:name="co3" style:family="table-column">
      <style:table-column-properties style:column-width="2.698cm" style:use-optimal-column-width="false"/>
    </style:style>
    <style:style style:name="co4" style:family="table-column">
      <style:table-column-properties style:column-width="3.086cm" style:use-optimal-column-width="false"/>
    </style:style>
    <style:style style:name="co5" style:family="table-column">
      <style:table-column-properties style:column-width="2.308cm" style:use-optimal-column-width="false"/>
    </style:style>
    <style:style style:name="co6" style:family="table-column">
      <style:table-column-properties style:column-width="1.68cm" style:use-optimal-column-width="false"/>
    </style:style>
    <style:style style:name="co7" style:family="table-column">
      <style:table-column-properties style:column-width="2.971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0.861cm"/>
    </style:style>
    <style:style style:name="ro3" style:family="table-row">
      <style:table-row-properties style:row-height="0.865cm"/>
    </style:style>
    <style:style style:name="ce1" style:family="table-cell">
      <style:graphic-properties style:repeat="repeat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9.398cm" svg:height="6.984cm" svg:x="1.062cm" svg:y="1.2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9.398cm" svg:height="0.574cm" svg:x="1.062cm" svg:y="1.093cm">
          <text:p text:style-name="P1"><text:span text:style-name="T1">Display Item Rec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5cm" svg:height="0.25cm" svg:x="1.232cm" svg:y="1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1cm" svg:height="0.25cm" svg:x="1.627cm" svg:y="1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cm" svg:height="0.249cm" svg:x="2.023cm" svg:y="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" draw:id="id3" draw:layer="layout" svg:width="2.414cm" svg:height="0.412cm" svg:x="17.728cm" svg:y="7.501cm">
          <text:p text:style-name="P3"><text:span text:style-name="T2">Search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8.163cm" svg:height="4.426cm" svg:x="1.5cm" svg:y="2.4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">ID</text:p>
              </table:table-cell>
              <table:table-cell>
                <text:p text:style-name="P4">Name</text:p>
              </table:table-cell>
              <table:table-cell>
                <text:p text:style-name="P4">Type</text:p>
              </table:table-cell>
              <table:table-cell>
                <text:p text:style-name="P4">Location</text:p>
              </table:table-cell>
              <table:table-cell>
                <text:p text:style-name="P4">Value</text:p>
              </table:table-cell>
              <table:table-cell>
                <text:p text:style-name="P4">Class</text:p>
              </table:table-cell>
              <table:table-cell>
                <text:p text:style-name="P4">Fuse Rating</text:p>
              </table:table-cell>
            </table:table-row>
            <table:table-row table:style-name="ro2" table:default-cell-style-name="ce2">
              <table:table-cell>
                <text:p text:style-name="P5">1</text:p>
              </table:table-cell>
              <table:table-cell>
                <text:p text:style-name="P5">Asus Pc Tower</text:p>
              </table:table-cell>
              <table:table-cell>
                <text:p text:style-name="P5">Computer</text:p>
              </table:table-cell>
              <table:table-cell>
                <text:p text:style-name="P5">Main Office</text:p>
              </table:table-cell>
              <table:table-cell>
                <text:p text:style-name="P5">£400</text:p>
              </table:table-cell>
              <table:table-cell>
                <text:p text:style-name="P5">1</text:p>
              </table:table-cell>
              <table:table-cell>
                <text:p text:style-name="P5">-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text-style-name="P1" draw:layer="layout" svg:width="0.298cm" svg:height="4.494cm" svg:x="19.785cm" svg:y="2.473cm">
          <draw:image xlink:href="Pictures/10000201000000100000037D6FCE8DD9.png" xlink:type="simple" xlink:show="embed" xlink:actuate="onLoad">
            <text:p/>
          </draw:image>
        </draw:frame>
        <draw:custom-shape draw:style-name="gr8" draw:text-style-name="P1" draw:layer="layout" svg:width="7.389cm" svg:height="3.46cm" svg:x="20.916cm" svg:y="5.3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4" draw:id="id4" draw:layer="layout" svg:width="7.389cm" svg:height="0.518cm" svg:x="20.916cm" svg:y="5.192cm">
          <text:p text:style-name="P1"><text:span text:style-name="T1">Search Item Rec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25cm" svg:height="0.225cm" svg:x="21.07cm" svg:y="5.3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26cm" svg:height="0.226cm" svg:x="21.425cm" svg:y="5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3" xml:id="id1" draw:id="id1" draw:layer="layout" svg:width="2.415cm" svg:height="0.412cm" svg:x="14.593cm" svg:y="7.502cm">
          <text:p text:style-name="P3"><text:span text:style-name="T2">Sort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064cm" svg:height="5.327cm" svg:x="2.381cm" svg:y="12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2" draw:id="id2" draw:layer="layout" svg:width="4.064cm" svg:height="0.543cm" svg:x="2.381cm" svg:y="12.425cm">
          <text:p text:style-name="P1"><text:span text:style-name="T1">S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36cm" svg:height="0.236cm" svg:x="2.542cm" svg:y="1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37cm" svg:height="0.237cm" svg:x="2.915cm" svg:y="1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37cm" svg:height="0.236cm" svg:x="3.289cm" svg:y="12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598cm" svg:height="0.603cm" svg:x="3.751cm" svg:y="13.468cm">
          <draw:text-box>
            <text:p text:style-name="P7"><text:span text:style-name="T3">Sort by:</text:span></text:p>
          </draw:text-box>
        </draw:frame>
        <draw:custom-shape draw:style-name="gr14" draw:text-style-name="P1" draw:layer="layout" svg:width="0.254cm" svg:height="0.254cm" svg:x="3.188cm" svg:y="1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54cm" svg:height="0.254cm" svg:x="3.189cm" svg:y="14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54cm" svg:height="0.254cm" svg:x="3.19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54cm" svg:height="0.254cm" svg:x="3.191cm" svg:y="1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54cm" svg:height="0.254cm" svg:x="3.192cm" svg:y="16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598cm" svg:height="0.603cm" svg:x="3.751cm" svg:y="14.219cm">
          <draw:text-box>
            <text:p text:style-name="P7"><text:span text:style-name="T3">ID</text:span></text:p>
          </draw:text-box>
        </draw:frame>
        <draw:frame draw:style-name="gr13" draw:text-style-name="P7" draw:layer="layout" svg:width="1.598cm" svg:height="0.603cm" svg:x="3.751cm" svg:y="14.82cm">
          <draw:text-box>
            <text:p text:style-name="P7"><text:span text:style-name="T3">Name</text:span></text:p>
          </draw:text-box>
        </draw:frame>
        <draw:frame draw:style-name="gr13" draw:text-style-name="P7" draw:layer="layout" svg:width="1.598cm" svg:height="0.603cm" svg:x="3.751cm" svg:y="15.421cm">
          <draw:text-box>
            <text:p text:style-name="P7"><text:span text:style-name="T3">Type</text:span></text:p>
          </draw:text-box>
        </draw:frame>
        <draw:frame draw:style-name="gr15" draw:text-style-name="P7" draw:layer="layout" svg:width="1.824cm" svg:height="0.603cm" svg:x="3.751cm" svg:y="16.022cm">
          <draw:text-box>
            <text:p text:style-name="P7"><text:span text:style-name="T3">Location</text:span></text:p>
          </draw:text-box>
        </draw:frame>
        <draw:frame draw:style-name="gr13" draw:text-style-name="P7" draw:layer="layout" svg:width="1.598cm" svg:height="0.603cm" svg:x="3.751cm" svg:y="16.623cm">
          <draw:text-box>
            <text:p text:style-name="P7"><text:span text:style-name="T3">Class</text:span></text:p>
          </draw:text-box>
        </draw:frame>
        <draw:connector draw:style-name="gr16" draw:text-style-name="P2" draw:layer="layout" svg:x1="14.593cm" svg:y1="7.708cm" svg:x2="4.413cm" svg:y2="12.425cm" draw:start-shape="id1" draw:start-glue-point="3" draw:end-shape="id2" draw:end-glue-point="0" svg:d="M14593 7708h-10180v4717" svg:viewBox="0 0 10181 4718">
          <text:p text:style-name="P1"><text:span text:style-name="T1"/></text:p>
        </draw:connector>
        <draw:custom-shape draw:style-name="gr17" draw:text-style-name="P3" xml:id="id7" draw:id="id7" draw:layer="layout" svg:width="2.171cm" svg:height="0.477cm" svg:x="25.798cm" svg:y="7.985cm">
          <text:p text:style-name="P3"><text:span text:style-name="T2">Search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4.727cm" svg:height="0.371cm" svg:x="23.243cm" svg:y="6.851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1.524cm" svg:height="0.603cm" svg:x="21.331cm" svg:y="6.745cm">
          <draw:text-box>
            <text:p text:style-name="P7"><text:span text:style-name="T3">Name:</text:span></text:p>
          </draw:text-box>
        </draw:frame>
        <draw:custom-shape draw:style-name="gr20" draw:text-style-name="P1" draw:layer="layout" svg:width="7.56cm" svg:height="4.323cm" svg:x="10.963cm" svg:y="11.2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9" draw:id="id9" draw:layer="layout" svg:width="7.56cm" svg:height="0.742cm" svg:x="10.963cm" svg:y="10.99cm">
          <text:p text:style-name="P1"><text:span text:style-name="T1"><text:s text:c="4"/></text:span><text:span text:style-name="T1">Record fou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23cm" svg:height="0.322cm" svg:x="11.183cm" svg:y="11.1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324cm" svg:height="0.324cm" svg:x="11.693cm" svg:y="11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324cm" svg:height="0.323cm" svg:x="12.204cm" svg:y="11.1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3" draw:layer="layout" svg:width="2.739cm" svg:height="0.559cm" svg:x="14.971cm" svg:y="14.57cm">
          <text:p text:style-name="P3"><text:span text:style-name="T2">View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7" draw:layer="layout" svg:width="5.13cm" svg:height="0.946cm" svg:x="12.241cm" svg:y="12.396cm">
          <draw:text-box>
            <text:p text:style-name="P7"><text:span text:style-name="T3">The record was found.</text:span></text:p>
          </draw:text-box>
        </draw:frame>
        <draw:custom-shape draw:style-name="gr24" draw:text-style-name="P3" draw:layer="layout" svg:width="2.739cm" svg:height="0.559cm" svg:x="11.845cm" svg:y="14.57cm">
          <text:p text:style-name="P3"><text:span text:style-name="T2">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5" draw:layer="layout" svg:width="7.539cm" svg:height="3.048cm" svg:x="10.987cm" svg:y="16.232cm">
          <draw:text-box>
            <text:p text:style-name="P5"><text:span text:style-name="T1">If the record was found, a dialog box will appear to notify the user of this, it will give you two options, to either view the record or go back to the display records screen</text:span></text:p>
          </draw:text-box>
        </draw:frame>
        <draw:frame draw:style-name="gr26" draw:text-style-name="P2" draw:layer="layout" svg:width="6.731cm" svg:height="1.661cm" svg:x="21.193cm" svg:y="1.962cm">
          <draw:text-box>
            <text:p text:style-name="P2"><text:span text:style-name="T1">Produces a search dialog box </text:span></text:p>
            <text:p text:style-name="P2"><text:span text:style-name="T1">to search for an item</text:span></text:p>
            <text:p text:style-name="P2"><text:span text:style-name="T1">(by name).</text:span></text:p>
          </draw:text-box>
        </draw:frame>
        <draw:frame draw:style-name="gr27" draw:text-style-name="P2" draw:layer="layout" svg:width="3.556cm" svg:height="3.071cm" svg:x="4.81cm" svg:y="8.572cm">
          <draw:text-box>
            <text:p text:style-name="P1"><text:span text:style-name="T1">Produces a radio button dialog box to</text:span></text:p>
            <text:p text:style-name="P1"><text:span text:style-name="T1">Select the column to sort records by.</text:span></text:p>
          </draw:text-box>
        </draw:frame>
        <draw:custom-shape draw:style-name="gr28" draw:text-style-name="P1" draw:layer="layout" svg:width="7.515cm" svg:height="4.298cm" svg:x="19.717cm" svg:y="11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8" draw:id="id8" draw:layer="layout" svg:width="7.515cm" svg:height="0.738cm" svg:x="19.717cm" svg:y="10.99cm">
          <text:p text:style-name="P1"><text:span text:style-name="T1"><text:s text:c="4"/></text:span><text:span text:style-name="T1">Record not fou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22cm" svg:height="0.321cm" svg:x="19.935cm" svg:y="11.1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322cm" svg:height="0.322cm" svg:x="20.443cm" svg:y="11.1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322cm" svg:height="0.321cm" svg:x="20.951cm" svg:y="11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3" draw:layer="layout" svg:width="2.723cm" svg:height="0.557cm" svg:x="23.7cm" svg:y="14.548cm">
          <text:p text:style-name="P3"><text:span text:style-name="T2">Create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7" draw:layer="layout" svg:width="5.768cm" svg:height="0.82cm" svg:x="20.559cm" svg:y="12.388cm">
          <draw:text-box>
            <text:p text:style-name="P7"><text:span text:style-name="T3">The record was not found.</text:span></text:p>
          </draw:text-box>
        </draw:frame>
        <draw:custom-shape draw:style-name="gr32" draw:text-style-name="P3" draw:layer="layout" svg:width="2.723cm" svg:height="0.557cm" svg:x="20.593cm" svg:y="14.548cm">
          <text:p text:style-name="P3"><text:span text:style-name="T2">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26cm" svg:height="0.226cm" svg:x="21.807cm" svg:y="5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2" draw:layer="layout" draw:line-skew="-8.121cm -0.389cm" svg:x1="20.142cm" svg:y1="7.707cm" svg:x2="24.61cm" svg:y2="5.192cm" draw:start-shape="id3" draw:start-glue-point="1" draw:end-shape="id4" draw:end-glue-point="0" svg:d="M20142 7707h543v-3405h3925v890" svg:viewBox="0 0 4469 3406">
          <text:p/>
        </draw:connector>
        <draw:custom-shape draw:style-name="gr10" draw:text-style-name="P3" draw:layer="layout" svg:width="2.415cm" svg:height="0.412cm" svg:x="1.593cm" svg:y="7.503cm">
          <text:p text:style-name="P3"><text:span text:style-name="T2">Back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5" draw:layer="layout" svg:width="7.539cm" svg:height="3.071cm" svg:x="19.788cm" svg:y="16.233cm">
          <draw:text-box>
            <text:p text:style-name="P5"><text:span text:style-name="T1">If the record was not found, a dialog box will appear to notify the user of this, it will give you two options, to either create a new record with the entered name or go back to the display records screen</text:span></text:p>
          </draw:text-box>
        </draw:frame>
        <draw:custom-shape draw:style-name="gr34" draw:text-style-name="P3" xml:id="id5" draw:id="id5" draw:layer="layout" svg:width="2.171cm" svg:height="0.477cm" svg:x="21.598cm" svg:y="7.985cm">
          <text:p text:style-name="P3"><text:span text:style-name="T2">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-0.344cm 0.483cm" svg:x1="21.598cm" svg:y1="8.223cm" svg:x2="10.761cm" svg:y2="8.27cm" draw:start-shape="id5" draw:start-glue-point="3" draw:end-shape="id6" draw:end-glue-point="2" svg:d="M21598 8223h-913v1032h-9924v-985" svg:viewBox="0 0 10838 1033">
          <text:p text:style-name="P2">This takes you back to the previous window</text:p>
        </draw:connector>
        <draw:connector draw:style-name="gr16" draw:text-style-name="P2" draw:layer="layout" svg:x1="26.883cm" svg:y1="8.462cm" svg:x2="23.474cm" svg:y2="10.99cm" draw:start-shape="id7" draw:start-glue-point="2" draw:end-shape="id8" draw:end-glue-point="0" svg:d="M26883 8462v1264h-3409v1264" svg:viewBox="0 0 3410 2529">
          <text:p/>
        </draw:connector>
        <draw:connector draw:style-name="gr16" draw:text-style-name="P2" draw:layer="layout" svg:x1="26.883cm" svg:y1="8.462cm" svg:x2="14.743cm" svg:y2="10.99cm" draw:start-shape="id7" draw:start-glue-point="2" draw:end-shape="id9" draw:end-glue-point="0" svg:d="M26883 8462v1264h-12140v1264" svg:viewBox="0 0 12141 25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Mac_20_Button" draw:display-name="Mac Button" draw:style="linear" draw:start-color="#3399ff" draw:end-color="#0066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6:29:12.392720000</meta:creation-date>
    <dc:date>2014-11-24T11:22:25.333784000</dc:date>
    <meta:editing-duration>PT3H46M41S</meta:editing-duration>
    <meta:editing-cycles>37</meta:editing-cycles>
    <meta:generator>LibreOffice/4.3.2.2$MacOSX_x86 LibreOffice_project/edfb5295ba211bd31ad47d0bad0118690f76407d</meta:generator>
    <meta:document-statistic meta:object-count="60"/>
  </office:meta>
</office:document-meta>
</file>